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o de sala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o de sala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21/06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o de sala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4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Fechad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sala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e Cadastro de sala o software não está validando os campos de número de fileiras e número de colunas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Não foi implementado durante o segundo sprint a validação destes campos para formatar uma nova sala e cadastrá-la. Por isso, ao inserir entradas invalidas em tais campos, a pagina de formatação não era formada.<text:s/>Para correção, foi implementada validação via função javascript na página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 de Assis – Desenvolvedor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21/06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<text:s/>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>Página “cadastroSalas.jsp”</text:p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Cadastro de sal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25:00Z</meta:creation-date>
    <dc:date>2015-06-21T16:25:00Z</dc:date>
    <meta:template xlink:href="Normal" xlink:type="simple"/>
    <meta:editing-cycles>5</meta:editing-cycles>
    <meta:editing-duration>PT1620S</meta:editing-duration>
    <meta:document-statistic meta:page-count="2" meta:paragraph-count="3" meta:word-count="239" meta:character-count="1530" meta:row-count="10" meta:non-whitespace-character-count="1294"/>
  </office:meta>
</office:document-meta>
</file>